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ff07" officeooo:paragraph-rsid="0010f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ained variance: 0.9982</text:p>
      <text:p text:style-name="P1">Individual variance contributions:</text:p>
      <text:p text:style-name="P1">0.907477794387</text:p>
      <text:p text:style-name="P1">0.0254785404444</text:p>
      <text:p text:style-name="P1">0.0110997673042</text:p>
      <text:p text:style-name="P1">0.00702723194435</text:p>
      <text:p text:style-name="P1">0.00631179022876</text:p>
      <text:p text:style-name="P1">0.00613626916361</text:p>
      <text:p text:style-name="P1">0.00538169588003</text:p>
      <text:p text:style-name="P1">0.00452763496561</text:p>
      <text:p text:style-name="P1">0.00364135738426</text:p>
      <text:p text:style-name="P1">0.00295374538423</text:p>
      <text:p text:style-name="P1">0.00240262768238</text:p>
      <text:p text:style-name="P1">0.00178154731407</text:p>
      <text:p text:style-name="P1">0.00167287692622</text:p>
      <text:p text:style-name="P1">0.00151337972031</text:p>
      <text:p text:style-name="P1">0.00148563473385</text:p>
      <text:p text:style-name="P1">0.00129932329963</text:p>
      <text:p text:style-name="P1">0.00120762515501</text:p>
      <text:p text:style-name="P1">0.00107311602985</text:p>
      <text:p text:style-name="P1">0.00104103922305</text:p>
      <text:p text:style-name="P1">0.000841537444133</text:p>
      <text:p text:style-name="P1">0.000798050297115</text:p>
      <text:p text:style-name="P1">0.000602326548795</text:p>
      <text:p text:style-name="P1">0.000535945460339</text:p>
      <text:p text:style-name="P1">0.000450507924806</text:p>
      <text:p text:style-name="P1">0.000377646957913</text:p>
      <text:p text:style-name="P1">0.000258960617161</text:p>
      <text:p text:style-name="P1">0.000218968278389</text:p>
      <text:p text:style-name="P1">0.000206211338818</text:p>
      <text:p text:style-name="P1">0.000195133806576</text:p>
      <text:p text:style-name="P1">0.000189667986724</text:p>
      <text:p text:style-name="P1"/>
      <text:p text:style-name="P1">Running PCA again ...</text:p>
      <text:p text:style-name="P1">Explained variance: 0.6972</text:p>
      <text:p text:style-name="P1">Individual variance contributions:</text:p>
      <text:p text:style-name="P1">0.0635509284048</text:p>
      <text:p text:style-name="P1">0.0451940594586</text:p>
      <text:p text:style-name="P1">0.0398762538913</text:p>
      <text:p text:style-name="P1">0.0348306856238</text:p>
      <text:p text:style-name="P1">0.0326595751585</text:p>
      <text:p text:style-name="P1">0.0307594239751</text:p>
      <text:p text:style-name="P1">0.0279663888678</text:p>
      <text:p text:style-name="P1">0.024242496749</text:p>
      <text:p text:style-name="P1">0.0220177070861</text:p>
      <text:p text:style-name="P1">0.0210319606853</text:p>
      <text:p text:style-name="P1">0.0191993852984</text:p>
      <text:p text:style-name="P1">0.0188020631325</text:p>
      <text:p text:style-name="P1">0.0179703902274</text:p>
      <text:p text:style-name="P1">0.0178381048725</text:p>
      <text:p text:style-name="P1">0.0177847324041</text:p>
      <text:p text:style-name="P1">0.0177723513133</text:p>
      <text:p text:style-name="P1">0.0177119629562</text:p>
      <text:p text:style-name="P1">0.017690847388</text:p>
      <text:p text:style-name="P1">0.0176655392573</text:p>
      <text:p text:style-name="P1">0.0176559928725</text:p>
      <text:p text:style-name="P1">0.0176307953214</text:p>
      <text:p text:style-name="P1">0.017582406644</text:p>
      <text:p text:style-name="P1">0.0175693869069</text:p>
      <text:p text:style-name="P1">0.0175202605083</text:p>
      <text:p text:style-name="P1">0.0175154965855</text:p>
      <text:p text:style-name="P1">0.017485382884</text:p>
      <text:p text:style-name="P1">0.0174659036453</text:p>
      <text:p text:style-name="P1">0.0174517069537</text:p>
      <text:p text:style-name="P1"><text:soft-page-break/>0.0174196560182</text:p>
      <text:p text:style-name="P1">0.017381593456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0" meta:image-count="0" meta:object-count="0" meta:page-count="2" meta:paragraph-count="65" meta:word-count="76" meta:character-count="1074" meta:non-whitespace-character-count="1063"/>
  </office:meta>
</office:document-meta>
</file>